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 – kit &lt; 255 create and install bank/instrumen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dRingtoSi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nly use the sidebands for ring modu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6:Sheet1.AMJ70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9:39:57.620553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2-01T19:41:34.886929801</dc:date>
    <meta:editing-duration>P9DT6H54M4S</meta:editing-duration>
    <meta:editing-cycles>755</meta:editing-cycles>
    <meta:generator>LibreOffice/6.1.5.2$Linux_X86_64 LibreOffice_project/10$Build-2</meta:generator>
    <meta:document-statistic meta:table-count="1" meta:cell-count="6340" meta:object-count="0"/>
  </office:meta>
</office:document-meta>
</file>